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2.0833in"/>
    </style:style>
    <style:style style:name="rststyle-rststyle-table-1.C" style:family="table-column">
      <style:table-column-properties style:column-width="4.1667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2.0833in"/>
    </style:style>
    <style:style style:name="rststyle-rststyle-table-2.C" style:family="table-column">
      <style:table-column-properties style:column-width="4.1667in"/>
    </style:style>
    <style:style style:name="rststyle-rststyle-table-3" style:family="table">
      <style:table-properties table:align="left" fo:margin-top="0in" fo:margin-bottom="0.10in" style:width="8.3333in"/>
    </style:style>
    <style:style style:name="rststyle-rststyle-table-3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3.A" style:family="table-column">
      <style:table-column-properties style:column-width="2.0833in"/>
    </style:style>
    <style:style style:name="rststyle-rststyle-table-3.B" style:family="table-column">
      <style:table-column-properties style:column-width="2.0833in"/>
    </style:style>
    <style:style style:name="rststyle-rststyle-table-3.C" style:family="table-column">
      <style:table-column-properties style:column-width="4.1667in"/>
    </style:style>
    <style:style style:name="rststyle-rststyle-table-4" style:family="table">
      <style:table-properties table:align="left" fo:margin-top="0in" fo:margin-bottom="0.10in" style:width="8.3333in"/>
    </style:style>
    <style:style style:name="rststyle-rststyle-table-4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4.A" style:family="table-column">
      <style:table-column-properties style:column-width="2.0833in"/>
    </style:style>
    <style:style style:name="rststyle-rststyle-table-4.B" style:family="table-column">
      <style:table-column-properties style:column-width="2.0833in"/>
    </style:style>
    <style:style style:name="rststyle-rststyle-table-4.C" style:family="table-column">
      <style:table-column-properties style:column-width="4.1667in"/>
    </style:style>
    <style:style style:name="rststyle-rststyle-table-5" style:family="table">
      <style:table-properties table:align="left" fo:margin-top="0in" fo:margin-bottom="0.10in" style:width="8.3333in"/>
    </style:style>
    <style:style style:name="rststyle-rststyle-table-5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5.A" style:family="table-column">
      <style:table-column-properties style:column-width="2.0833in"/>
    </style:style>
    <style:style style:name="rststyle-rststyle-table-5.B" style:family="table-column">
      <style:table-column-properties style:column-width="2.0833in"/>
    </style:style>
    <style:style style:name="rststyle-rststyle-table-5.C" style:family="table-column">
      <style:table-column-properties style:column-width="4.1667in"/>
    </style:style>
    <style:style style:name="P1003" style:master-page-name="rststyle-pagedefault" style:family="paragraph" style:parent-style-name="rststyle-title"/>
  </office:automatic-styles>
  <office:body>
    <office:text>
      <text:p text:style-name="P1003">Bash dersi</text:p>
      <text:p text:style-name="rststyle-textbody">Bu yazıda bash betiği yazmayı hızlıca anlatacağım. Bu yazıda karış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ı ve dosya başlangıcı</text:h>
        <text:p text:style-name="rststyle-textbody">Açıklamalar <text:span text:style-name="rststyle-strong">#</text:span> ifadesiden başlayıp satır sonuna kadar devam eder. Dosyanın ilk satırına <text:span text:style-name="rststyle-strong">#!/bin/bash</text:span> eklememiz gerekmektedir. Bash betikleri genellikle <text:span text:style-name="rststyle-strong">.sh</text:span> uzantılı olur.
Bash betikleri girintilemeye duyarlı değildir. Bash betiği yazarken girintileme için 4 boşluk veya tek tab kullanmanızı öneririm.</text:p>
        <text:p text:style-name="rststyle-textbody">Bash betiklerinde alt satıra geçmek yerine <text:span text:style-name="rststyle-strong">;</text:span> kullanabiliriz. Bu sayede kaynak kod daha düzenli tutulabilir.</text:p>
        <ns0:p ns0:style-name="rststyle-codeblock">#!/bin/bash<ns0:line-break/>#Bu bir açıklama satırıdır.</ns0:p>
        <text:span text:style-name="rststyle-comment">
          <text:span text:style-name="rststyle-hashbang">#!/bin/bash
</text:span>
        </text:span>
        <text:span text:style-name="rststyle-comment">
          <text:span text:style-name="rststyle-single">#Bu bir açıklama satırıdır.</text:span>
        </text:span>
        <text:p text:style-name="rststyle-textbody">Bash betiklerini çalıştırmak için öncelikle çalıştırılabilir yapmalı ve sonrasında aşağıdaki gibi çalıştırılmalıdır.</text:p>
        <ns0:p ns0:style-name="rststyle-codeblock">chmod +x ders1.sh<ns0:line-break/>./ders1.sh</ns0:p>
        <text:p text:style-name="rststyle-textbody"><text:span text:style-name="rststyle-strong">:</text:span> komutu hiçbir iş yapmayan komuttur. Bu komutu açıklama niyetine kullanabilirsiniz. <text:span text:style-name="rststyle-strong">true</text:span> komutu ile aynı anlama gelmektedir.</text:p>
        <text:p text:style-name="rststyle-textbody">Çoklu açımlama satırı için aşağıdaki gibi bir ifade kullanabilirsiniz.</text:p>
        <ns0:p ns0:style-name="rststyle-codeblock">: "<ns0:line-break/>Bu bir açıklama satıdırıdır.<ns0:line-break/>Bu da diğer açıklama satırıdır.<ns0:line-break/>Bu da sonunca açıklama satırıdır.<ns0:line-break/>"</ns0:p>
        <text:span text:style-name="rststyle-literal">
          <text:span text:style-name="rststyle-string">
            <text:span text:style-name="rststyle-double">"
Bu bir açıklama satıdırıdır.
Bu da diğer açıklama satırıdır.
Bu da sonunca açıklama satırıdır.
"</text:span>
          </text:span>
        </text:span>
      </text:section>
      <text:section text:name="Section2" text:style-name="Sect1">
        <text:h text:outline-level="1" text:style-name="rststyle-heading1">Ekrana yazı yazalım</text:h>
        <text:p text:style-name="rststyle-textbody">Ekrana yazı yazmak için <text:span text:style-name="rststyle-strong">echo</text:span> ifadesi kulanılır.</text:p>
        <ns0:p ns0:style-name="rststyle-codeblock">echo Merhaba dünya<ns0:line-break/>-&gt; Merhaba dünya</ns0:p>
        <text:span text:style-name="rststyle-name">
          <text:span text:style-name="rststyle-builtin">echo</text:span>
        </text:span>
        <text:p text:style-name="rststyle-textbody">Ekrana özel karakterleri yazmak için <text:span text:style-name="rststyle-strong">-e</text:span> parametresi kullanmamız gerekmektedir.</text:p>
        <ns0:p ns0:style-name="rststyle-codeblock">echo -e "Merhaba\ndünya"<ns0:line-break/>-&gt; Merhaba<ns0:line-break/>-&gt;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\ndünya"</text:span>
          </text:span>
        </text:span>
      </text:section>
      <text:section text:name="Section3" text:style-name="Sect1">
        <text:h text:outline-level="1" text:style-name="rststyle-heading1">Parametreler</text:h>
        <text:p text:style-name="rststyle-textbody">Bir bash betiği çalıştırılırken verilen parametreleri <text:span text:style-name="rststyle-strong">$</text:span> ifadesinden sonra gelen sayı ile kullanabiliriz.
<text:span text:style-name="rststyle-strong">$#</text:span> bize kaç tane parametre olduğunu verir.
<text:span text:style-name="rststyle-strong">$@</text:span> ifadesi ile de parametrelerin toplamını elde edebiliriz.</text:p>
        <ns0:p ns0:style-name="rststyle-codeblock">echo "$1 - $# - $@"<ns0:line-break/><ns0:line-break/>./ders1.sh merhaba dünya<ns0:line-break/>-&gt; merhaba - 2 - merhaba dünya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1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#</text:span>
        </text:span>
        <text:span text:style-name="rststyle-literal">
          <text:span text:style-name="rststyle-string">
            <text:span text:style-name="rststyle-double"> - </text:span>
          </text:span>
        </text:span>
        <text:span text:style-name="rststyle-name">
          <text:span text:style-name="rststyle-variable">$@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</text:section>
      <text:section text:name="Section4" text:style-name="Sect1">
        <text:h text:outline-level="1" text:style-name="rststyle-heading1">Değişkenler ve Sabitler</text:h>
        <text:p text:style-name="rststyle-textbody">Değişkenler ve sabitler programımızın içerisinde kullanılan verilerdir. Değişkenler tanımlandıktan sonra değiştirilebilirken sabitler tanımlandıktan sonra değiştirilemez.</text:p>
        <text:p text:style-name="rststyle-textbody">Değişkenler sayı ile başlayamaz, Türkçe karakter içeremez ve <text:span text:style-name="rststyle-quotation">/*[[($</text:span> gibi özel karakterleri içeremez.</text:p>
        <text:p text:style-name="rststyle-textbody">Normal Değişkenler aşağıdaki gibi tanımlanır.</text:p>
        <ns0:p ns0:style-name="rststyle-codeblock">sayı=23<ns0:line-break/>yazi="merhaba"</ns0:p>
        <text:span text:style-name="rststyle-name">
          <text:span text:style-name="rststyle-variable">sayı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<text:span text:style-name="rststyle-strong">+=</text:span> ifadesi var olan değişkene ekleme yapmak için kullanılır. Değişkenin türünü belirlemeden tanımlamışsak yazı olarak ele alır.</text:p>
        <ns0:p ns0:style-name="rststyle-codeblock">typeset -i a # Değişkeni sayı olarak belirttik.<ns0:line-break/>a=1 ; b=1<ns0:line-break/>a+=1 ; b+=1<ns0:line-break/>echo "$a $b"<ns0:line-break/>-&gt; 2 11</ns0:p>
        <text:span text:style-name="rststyle-name">
          <text:span text:style-name="rststyle-builtin">typeset</text:span>
        </text:span>
        <text:span text:style-name="rststyle-comment">
          <text:span text:style-name="rststyle-single"># Değişkeni sayı olarak belirttik.
</text:span>
        </text:span>
        <text:span text:style-name="rststyle-name">
          <text:span text:style-name="rststyle-variable">a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a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punctuation">;</text:span>
        <text:span text:style-name="rststyle-name">
          <text:span text:style-name="rststyle-variable">b</text:span>
        </text:span>
        <text:span text:style-name="rststyle-operator">+=</text:span>
        <text:span text:style-name="rststyle-literal">
          <text:span text:style-name="rststyle-number">1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a</text:span>
        </text:span>
        <text:span text:style-name="rststyle-literal">
          <text:span text:style-name="rststyle-string">
            <text:span text:style-name="rststyle-double"> </text:span>
          </text:span>
        </text:span>
        <text:span text:style-name="rststyle-name">
          <text:span text:style-name="rststyle-variable">$b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11</text:span>
        </text:span>
        <text:p text:style-name="rststyle-textbody">Çevresel değişkenler tüm alt programlarda da geçerlidir. Çevresel değişken tanımlamak için başına <text:span text:style-name="rststyle-strong">export</text:span> ifadesi yerleştirilir.</text:p>
        <ns0:p ns0:style-name="rststyle-codeblock">export sayi=23<ns0:line-break/>export yazi="merhaba"</ns0:p>
        <text:span text:style-name="rststyle-name">
          <text:span text:style-name="rststyle-builtin">export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span text:style-name="rststyle-name">
          <text:span text:style-name="rststyle-builtin">export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p text:style-name="rststyle-textbody">Sabitler daha sonradan değeri değiştirilemeyen verilerdir. Sabit tanımlamak için başına <text:span text:style-name="rststyle-strong">decrale -r</text:span> ifadesi yerleştirilir.</text:p>
        <ns0:p ns0:style-name="rststyle-codeblock">declare -r yazi="merhaba"<ns0:line-break/>declade -r sayi=23</ns0:p>
        <text:span text:style-name="rststyle-name">
          <text:span text:style-name="rststyle-builtin">declare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23</text:span>
        </text:span>
        <text:p text:style-name="rststyle-textbody">Değişkenler ve sabitler kullanılırken <text:span text:style-name="rststyle-strong">${}</text:span> işareti içine alınırlar veya başına <text:span text:style-name="rststyle-strong">$</text:span> işareti gelir. Bu doküman boyunca ilk kullanım biçimi üzerinden gideceğim.</text:p>
        <ns0:p ns0:style-name="rststyle-codeblock">deneme="abc123"<ns0:line-break/>echo ${deneme}<ns0:line-break/>-&gt; abc123</ns0:p>
        <text:span text:style-name="rststyle-name">
          <text:span text:style-name="rststyle-variable">deneme</text:span>
        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eneme</text:span>
        </text:span>
        <text:span text:style-name="rststyle-literal">
          <text:span text:style-name="rststyle-string">
            <text:span text:style-name="rststyle-interpol">}</text:span>
          </text:span>
        </text:span>
        <text:p text:style-name="rststyle-textbody">sayı ve yazı türünden değişkenler farklıdır. sayıyı yazıya çevirmek için <text:span text:style-name="rststyle-strong">"</text:span> işaretleri arasına alabiliriz. Birden fazla yazıyı toplamak için yan yana yazmamız yeterlidir.</text:p>
        <ns0:p ns0:style-name="rststyle-codeblock">sayi=11<ns0:line-break/>yazi="karpuz"<ns0:line-break/>echo "${sayi}${karpuz} limon"<ns0:line-break/>-&gt; 11karpuz limon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1</text:span>
        </text:span>
        <text:span text:style-name="rststyle-name">
          <text:span text:style-name="rststyle-variable">yazi</text:span>
        </text:span>
        <text:span text:style-name="rststyle-operator">=</text:span>
        <text:span text:style-name="rststyle-literal">
          <text:span text:style-name="rststyle-string">
            <text:span text:style-name="rststyle-double">"karpuz"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${</text:span>
          </text:span>
        </text:span>
        <text:span text:style-name="rststyle-name">
          <text:span text:style-name="rststyle-variable">karpuz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limon"</text:span>
          </text:span>
        </text:span>
        <text:p text:style-name="rststyle-textbody">sayı değişkenleri üzerinde matematiksel işlem yapmak için aşağıdaki ifade kullanılır. <text:span text:style-name="rststyle-quotation">(+-*/ işlemleri için geçerlidir.)</text:span></text:p>
        <ns0:p ns0:style-name="rststyle-codeblock">sayi=12<ns0:line-break/>sayi=$((${sayi}/2))<ns0:line-break/>echo ${sayi}<ns0:line-break/>-&gt; 6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name">
          <text:span text:style-name="rststyle-variable">say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/</text:span>
        <text:span text:style-name="rststyle-literal">
          <text:span text:style-name="rststyle-number">2</text:span>
        </text:span>
        <text:span text:style-name="rststyle-keyword">)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6</text:span>
        </text:span>
        <text:p text:style-name="rststyle-textbody">Değişkenlere aşağıdaki tabloda belirttiğim gibi müdahale edilebilir. Karakter sayısı 0dan başlar. Negatif değerler sondan saymaya başlar.</text:p>
        <text:p text:style-name="rststyle-table-title">Değişkene müdahale (var="Merhaba")</text:p>
        <table:table table:name="rststyle-rststyle-table-1" table:style-name="rststyle-rststyle-table-1">
          <text:span text:style-name="rststyle-strong">Değişkene müdahale (var="Merhaba")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İ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${var%aba}</text:p>
            </table:table-cell>
            <table:table-cell table:style-name="rststyle-rststyle-table-1.A1" office:value-type="string">
              <text:p text:style-name="rststyle-textbody">sondaki ifadeyi sil</text:p>
            </table:table-cell>
            <table:table-cell table:style-name="rststyle-rststyle-table-1.A1" office:value-type="string">
              <text:p text:style-name="rststyle-textbody">Merh</text:p>
            </table:table-cell>
          </table:table-row>
          <table:table-row>
            <table:table-cell table:style-name="rststyle-rststyle-table-1.A1" office:value-type="string">
              <text:p text:style-name="rststyle-textbody">${var#Mer}</text:p>
            </table:table-cell>
            <table:table-cell table:style-name="rststyle-rststyle-table-1.A1" office:value-type="string">
              <text:p text:style-name="rststyle-textbody">baştaki ifadeyi sil</text:p>
            </table:table-cell>
            <table:table-cell table:style-name="rststyle-rststyle-table-1.A1" office:value-type="string">
              <text:p text:style-name="rststyle-textbody">haba</text:p>
            </table:table-cell>
          </table:table-row>
          <table:table-row>
            <table:table-cell table:style-name="rststyle-rststyle-table-1.A1" office:value-type="string">
              <text:p text:style-name="rststyle-textbody">${var:1:4}</text:p>
            </table:table-cell>
            <table:table-cell table:style-name="rststyle-rststyle-table-1.A1" office:value-type="string">
              <text:list text:style-name="rststyle-enumlist-arabic">
                <text:list-item>
                  <text:list text:style-name="rststyle-enumlist-arabic">
                    <text:list-item>
                      <text:p text:style-name="rststyle-enumitem">karakterler arası</text:p>
                    </text:list-item>
                  </text:list>
                </text:list-item>
              </text:list>
            </table:table-cell>
            <table:table-cell table:style-name="rststyle-rststyle-table-1.A1" office:value-type="string">
              <text:p text:style-name="rststyle-textbody">erha</text:p>
            </table:table-cell>
          </table:table-row>
          <table:table-row>
            <table:table-cell table:style-name="rststyle-rststyle-table-1.A1" office:value-type="string">
              <text:p text:style-name="rststyle-textbody">${var: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e kadar</text:p>
                </text:list-item>
              </text:list>
            </table:table-cell>
            <table:table-cell table:style-name="rststyle-rststyle-table-1.A1" office:value-type="string">
              <text:p text:style-name="rststyle-textbody">Merha</text:p>
            </table:table-cell>
          </table:table-row>
          <table:table-row>
            <table:table-cell table:style-name="rststyle-rststyle-table-1.A1" office:value-type="string">
              <text:p text:style-name="rststyle-textbody">${var:4}</text:p>
            </table:table-cell>
            <table:table-cell table:style-name="rststyle-rststyle-table-1.A1" office:value-type="string">
              <text:list text:style-name="rststyle-enumlist-arabic">
                <text:list-item>
                  <text:p text:style-name="rststyle-enumitem">karakterden sonrası</text:p>
                </text:list-item>
              </text:list>
            </table:table-cell>
            <table:table-cell table:style-name="rststyle-rststyle-table-1.A1" office:value-type="string">
              <text:p text:style-name="rststyle-textbody">aba</text:p>
            </table:table-cell>
          </table:table-row>
          <table:table-row>
            <table:table-cell table:style-name="rststyle-rststyle-table-1.A1" office:value-type="string">
              <text:p text:style-name="rststyle-textbody">${var/erh/abc}</text:p>
            </table:table-cell>
            <table:table-cell table:style-name="rststyle-rststyle-table-1.A1" office:value-type="string">
              <text:p text:style-name="rststyle-textbody">erh yerine abc koy</text:p>
            </table:table-cell>
            <table:table-cell table:style-name="rststyle-rststyle-table-1.A1" office:value-type="string">
              <text:p text:style-name="rststyle-textbody">Mabcaba</text:p>
            </table:table-cell>
          </table:table-row>
        </table:table>
      </text:section>
      <text:section text:name="Section5" text:style-name="Sect1">
        <text:h text:outline-level="1" text:style-name="rststyle-heading1">Diziler</text:h>
        <text:p text:style-name="rststyle-textbody">Diziler birden çok eleman içeren değişkenlerdir. Bash betiklerinde diziler aşağıdaki gibi tanımların ve kullanılır.</text:p>
        <ns0:p ns0:style-name="rststyle-codeblock">dizi=(muz elma limon armut)<ns0:line-break/>echo ${dizi[1]}<ns0:line-break/>-&gt; elma<ns0:line-break/>echo ${#dizi[@]}<ns0:line-break/>-&gt; 4<ns0:line-break/>echo ${dizi[@]:2:4}<ns0:line-break/>-&gt; limon armut<ns0:line-break/>dizi+=(kiraz)<ns0:line-break/>echo ${dizi[-1]}<ns0:line-break/>-&gt; kiraz</ns0:p>
        <text:span text:style-name="rststyle-name">
          <text:span text:style-name="rststyle-variable">dizi</text:span>
        </text:span>
        <text:span text:style-name="rststyle-operator">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1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#</text:span>
          </text:span>
        </text:span>
        <text:span text:style-name="rststyle-name">
          <text:span text:style-name="rststyle-variable">dizi</text:span>
        </text:span>
        <text:span text:style-name="rststyle-punctuation">[@]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4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@]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4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name">
          <text:span text:style-name="rststyle-variable">dizi</text:span>
        </text:span>
        <text:span text:style-name="rststyle-operator">+=(</text:span>
        <text:span text:style-name="rststyle-operator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dizi</text:span>
        </text:span>
        <text:span text:style-name="rststyle-punctuation">[-1]</text:span>
        <text:span text:style-name="rststyle-literal">
          <text:span text:style-name="rststyle-string">
            <text:span text:style-name="rststyle-interpol">}</text:span>
          </text:span>
        </text:span>
      </text:section>
      <text:section text:name="Section6" text:style-name="Sect1">
        <text:h text:outline-level="1" text:style-name="rststyle-heading1">Klavyeden değer alma</text:h>
        <text:p text:style-name="rststyle-textbody">Klavyeden değer almak için <text:span text:style-name="rststyle-strong">read</text:span> komutu kullanılır. Alınan değer değişken olarak tanımlanır.</text:p>
        <ns0:p ns0:style-name="rststyle-codeblock">read deger<ns0:line-break/>&lt;- merhaba<ns0:line-break/>echo $deger<ns0:line-break/>-&gt; merhaba</ns0:p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deger</text:span>
        </text:span>
      </text:section>
      <text:section text:name="Section7" text:style-name="Sect1">
        <text:h text:outline-level="1" text:style-name="rststyle-heading1">Koşullar</text:h>
        <text:p text:style-name="rststyle-textbody">Koşullar <text:span text:style-name="rststyle-strong">if</text:span> ile <text:span text:style-name="rststyle-strong">fi</text:span> ile biter.  Koşul ifadesi sonrası <text:span text:style-name="rststyle-strong">then</text:span> kullanılır. ilk koşul sağlanmıyorsa <text:span text:style-name="rststyle-strong">elif</text:span> ifadesi ile ikinci koşul sorgulanabilir. Eğer hiçbir koşul sağlanmıyorsa <text:span text:style-name="rststyle-strong">else</text:span> ifadesi içerisindeki eylem gerçekleştirilir.</text:p>
        <ns0:p ns0:style-name="rststyle-codeblock">if ifade ; then<ns0:line-break/><ns0:s ns0:c="4"/>eylem<ns0:line-break/>elif ifade ; then<ns0:line-break/><ns0:s ns0:c="4"/>eylem<ns0:line-break/>else<ns0:line-break/><ns0:s ns0:c="4"/>eylem<ns0:line-break/>fi</ns0:p>
        <text:span text:style-name="rststyle-keyword">if</text:span>
        <text:span text:style-name="rststyle-punctuation">;</text:span>
        <text:span text:style-name="rststyle-keyword">then</text:span>
        <text:span text:style-name="rststyle-keyword">elif</text:span>
        <text:span text:style-name="rststyle-punctuation">;</text:span>
        <text:span text:style-name="rststyle-keyword">then</text:span>
        <text:span text:style-name="rststyle-keyword">else</text:span>
        <text:span text:style-name="rststyle-keyword">fi</text:span>
        <text:p text:style-name="rststyle-textbody">Koşul ifadeleri kısmında çalıştırılan komut 0 döndürüyorsa doğru döndürmüyorsa yalnış olarak değerlendirilir. <text:span text:style-name="rststyle-strong">[[</text:span> veya <text:span text:style-name="rststyle-strong">[</text:span> ile büyük-küçük-eşit kıyaslaması, dosya veya dizin varlığı vb. gibi sorgulamalar yapılabilir. Bu yazıda <text:span text:style-name="rststyle-strong">[[</text:span> kullanılacaktır.</text:p>
        <ns0:p ns0:style-name="rststyle-codeblock">read veri<ns0:line-break/>if [[ ${veri} -lt 10 ]] ; then<ns0:line-break/><ns0:s ns0:c="4"/>echo "Veri 10dan küçük"<ns0:line-break/>else<ns0:line-break/><ns0:s ns0:c="4"/>echo "Veri 10dan büyük veya 10a eşit"<ns0:line-break/>fi<ns0:line-break/><ns0:line-break/>&lt;- 9<ns0:line-break/>-&gt; Veri 10dan küçük<ns0:line-break/>&lt;- 15<ns0:line-break/>-&gt; Veri 10dan büyük veya 10a eşit</ns0:p>
        <text:span text:style-name="rststyle-name">
          <text:span text:style-name="rststyle-builtin">read</text:span>
        </text:span>
        <text:span text:style-name="rststyle-keyword">if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ver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dan küçük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Veri 10dan büyük veya 10a eşit"</text:span>
          </text:span>
        </text:span>
        <text:span text:style-name="rststyle-keyword">fi</text:span>
        <text:span text:style-name="rststyle-literal">
          <text:span text:style-name="rststyle-number">9</text:span>
        </text:span>
        <text:span text:style-name="rststyle-literal">
          <text:span text:style-name="rststyle-number">15</text:span>
        </text:span>
        <text:p text:style-name="rststyle-textbody"><text:span text:style-name="rststyle-strong">[[</text:span> komutu ile ilgili başlıca ifadeleri ve kullanımlarını aşağıda tablo olarak ifade ettim.</text:p>
        <text:p text:style-name="rststyle-table-title">[[ ifadeleri ve kullanımları</text:p>
        <table:table table:name="rststyle-rststyle-table-2" table:style-name="rststyle-rststyle-table-2">
          <text:span text:style-name="rststyle-strong">[[ ifadeleri ve kullanımları</text:span>
          <table:table-column table:style-name="rststyle-rststyle-table-2.A"/>
          <table:table-column table:style-name="rststyle-rststyle-table-2.B"/>
          <table:table-column table:style-name="rststyle-rststyle-table-2.C"/>
          <table:table-header-rows>
            <table:table-row>
              <table:table-cell table:style-name="rststyle-rststyle-table-2.A1" office:value-type="string">
                <text:p text:style-name="Table_20_Heading">İfade</text:p>
              </table:table-cell>
              <table:table-cell table:style-name="rststyle-rststyle-table-2.A1" office:value-type="string">
                <text:p text:style-name="Table_20_Heading">Anlamı</text:p>
              </table:table-cell>
              <table:table-cell table:style-name="rststyle-rststyle-table-2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-lt</text:p>
            </table:table-cell>
            <table:table-cell table:style-name="rststyle-rststyle-table-2.A1" office:value-type="string">
              <text:p text:style-name="rststyle-textbody">küçüktür</text:p>
            </table:table-cell>
            <table:table-cell table:style-name="rststyle-rststyle-table-2.A1" office:value-type="string">
              <text:p text:style-name="rststyle-textbody">[[ ${a} -lt 5 ]]</text:p>
            </table:table-cell>
          </table:table-row>
          <table:table-row>
            <table:table-cell table:style-name="rststyle-rststyle-table-2.A1" office:value-type="string">
              <text:p text:style-name="rststyle-textbody">-gt</text:p>
            </table:table-cell>
            <table:table-cell table:style-name="rststyle-rststyle-table-2.A1" office:value-type="string">
              <text:p text:style-name="rststyle-textbody">büyüktür</text:p>
            </table:table-cell>
            <table:table-cell table:style-name="rststyle-rststyle-table-2.A1" office:value-type="string">
              <text:p text:style-name="rststyle-textbody">[[ ${a} -gt 5 ]]</text:p>
            </table:table-cell>
          </table:table-row>
          <table:table-row>
            <table:table-cell table:style-name="rststyle-rststyle-table-2.A1" office:value-type="string">
              <text:p text:style-name="rststyle-textbody">-eq</text:p>
            </table:table-cell>
            <table:table-cell table:style-name="rststyle-rststyle-table-2.A1" office:value-type="string">
              <text:p text:style-name="rststyle-textbody">eşittir</text:p>
            </table:table-cell>
            <table:table-cell table:style-name="rststyle-rststyle-table-2.A1" office:value-type="string">
              <text:p text:style-name="rststyle-textbody">[[ ${a} -eq 5 ]]</text:p>
            </table:table-cell>
          </table:table-row>
          <table:table-row>
            <table:table-cell table:style-name="rststyle-rststyle-table-2.A1" office:value-type="string">
              <text:p text:style-name="rststyle-textbody">-le</text:p>
            </table:table-cell>
            <table:table-cell table:style-name="rststyle-rststyle-table-2.A1" office:value-type="string">
              <text:p text:style-name="rststyle-textbody">küçük eşittir</text:p>
            </table:table-cell>
            <table:table-cell table:style-name="rststyle-rststyle-table-2.A1" office:value-type="string">
              <text:p text:style-name="rststyle-textbody">[[ ${a} -le 5 ]]</text:p>
            </table:table-cell>
          </table:table-row>
          <table:table-row>
            <table:table-cell table:style-name="rststyle-rststyle-table-2.A1" office:value-type="string">
              <text:p text:style-name="rststyle-textbody">-ge</text:p>
            </table:table-cell>
            <table:table-cell table:style-name="rststyle-rststyle-table-2.A1" office:value-type="string">
              <text:p text:style-name="rststyle-textbody">büyük eşittir</text:p>
            </table:table-cell>
            <table:table-cell table:style-name="rststyle-rststyle-table-2.A1" office:value-type="string">
              <text:p text:style-name="rststyle-textbody">[[ ${a} -ge 5 ]]</text:p>
            </table:table-cell>
          </table:table-row>
          <table:table-row>
            <table:table-cell table:style-name="rststyle-rststyle-table-2.A1" office:value-type="string">
              <text:p text:style-name="rststyle-textbody">-f</text:p>
            </table:table-cell>
            <table:table-cell table:style-name="rststyle-rststyle-table-2.A1" office:value-type="string">
              <text:p text:style-name="rststyle-textbody">dosyadır</text:p>
            </table:table-cell>
            <table:table-cell table:style-name="rststyle-rststyle-table-2.A1" office:value-type="string">
              <text:p text:style-name="rststyle-textbody">[[ -f /etc/os-release ]]</text:p>
            </table:table-cell>
          </table:table-row>
          <table:table-row>
            <table:table-cell table:style-name="rststyle-rststyle-table-2.A1" office:value-type="string">
              <text:p text:style-name="rststyle-textbody">-d</text:p>
            </table:table-cell>
            <table:table-cell table:style-name="rststyle-rststyle-table-2.A1" office:value-type="string">
              <text:p text:style-name="rststyle-textbody">dizindir</text:p>
            </table:table-cell>
            <table:table-cell table:style-name="rststyle-rststyle-table-2.A1" office:value-type="string">
              <text:p text:style-name="rststyle-textbody">[[ -d /etc ]]</text:p>
            </table:table-cell>
          </table:table-row>
          <table:table-row>
            <table:table-cell table:style-name="rststyle-rststyle-table-2.A1" office:value-type="string">
              <text:p text:style-name="rststyle-textbody">-e</text:p>
            </table:table-cell>
            <table:table-cell table:style-name="rststyle-rststyle-table-2.A1" office:value-type="string">
              <text:p text:style-name="rststyle-textbody">vardır (dosya veya dizindir)</text:p>
            </table:table-cell>
            <table:table-cell table:style-name="rststyle-rststyle-table-2.A1" office:value-type="string">
              <text:p text:style-name="rststyle-textbody">[[ -e /bin/bash ]]</text:p>
            </table:table-cell>
          </table:table-row>
          <table:table-row>
            <table:table-cell table:style-name="rststyle-rststyle-table-2.A1" office:value-type="string">
              <text:p text:style-name="rststyle-textbody">-L</text:p>
            </table:table-cell>
            <table:table-cell table:style-name="rststyle-rststyle-table-2.A1" office:value-type="string">
              <text:p text:style-name="rststyle-textbody">sembolik bağdır</text:p>
            </table:table-cell>
            <table:table-cell table:style-name="rststyle-rststyle-table-2.A1" office:value-type="string">
              <text:p text:style-name="rststyle-textbody">[[ -L /lib ]]</text:p>
            </table:table-cell>
          </table:table-row>
          <table:table-row>
            <table:table-cell table:style-name="rststyle-rststyle-table-2.A1" office:value-type="string">
              <text:p text:style-name="rststyle-textbody">-n</text:p>
            </table:table-cell>
            <table:table-cell table:style-name="rststyle-rststyle-table-2.A1" office:value-type="string">
              <text:p text:style-name="rststyle-textbody">uzunluğu 0 değildir</text:p>
            </table:table-cell>
            <table:table-cell table:style-name="rststyle-rststyle-table-2.A1" office:value-type="string">
              <text:p text:style-name="rststyle-textbody">[[ -n ${a} ]]</text:p>
            </table:table-cell>
          </table:table-row>
          <table:table-row>
            <table:table-cell table:style-name="rststyle-rststyle-table-2.A1" office:value-type="string">
              <text:p text:style-name="rststyle-textbody">-z</text:p>
            </table:table-cell>
            <table:table-cell table:style-name="rststyle-rststyle-table-2.A1" office:value-type="string">
              <text:p text:style-name="rststyle-textbody">uzunluğu 0dır</text:p>
            </table:table-cell>
            <table:table-cell table:style-name="rststyle-rststyle-table-2.A1" office:value-type="string">
              <text:p text:style-name="rststyle-textbody">[[ -z ${a} ]]</text:p>
            </table:table-cell>
          </table:table-row>
          <table:table-row>
            <table:table-cell table:style-name="rststyle-rststyle-table-2.A1" office:value-type="string">
              <text:p text:style-name="rststyle-textbody">!</text:p>
            </table:table-cell>
            <table:table-cell table:style-name="rststyle-rststyle-table-2.A1" office:value-type="string">
              <text:p text:style-name="rststyle-textbody">ifadenin tersini alır.</text:p>
            </table:table-cell>
            <table:table-cell table:style-name="rststyle-rststyle-table-2.A1" office:value-type="string">
              <text:p text:style-name="rststyle-textbody">[[ ! .... veya ! [[ ....</text:p>
            </table:table-cell>
          </table:table-row>
          <table:table-row>
            <table:table-cell table:style-name="rststyle-rststyle-table-2.A1" office:value-type="string">
              <text:p text:style-name="rststyle-textbody">&gt;</text:p>
            </table:table-cell>
            <table:table-cell table:style-name="rststyle-rststyle-table-2.A1" office:value-type="string">
              <text:p text:style-name="rststyle-textbody">alfabeti olarak büyüktür</text:p>
            </table:table-cell>
            <table:table-cell table:style-name="rststyle-rststyle-table-2.A1" office:value-type="string">
              <text:p text:style-name="rststyle-textbody">[[ "portakal" &gt; "elma" ]]</text:p>
            </table:table-cell>
          </table:table-row>
          <table:table-row>
            <table:table-cell table:style-name="rststyle-rststyle-table-2.A1" office:value-type="string">
              <text:p text:style-name="rststyle-textbody">&lt;</text:p>
            </table:table-cell>
            <table:table-cell table:style-name="rststyle-rststyle-table-2.A1" office:value-type="string">
              <text:p text:style-name="rststyle-textbody">alfabetik olarak küçüktür</text:p>
            </table:table-cell>
            <table:table-cell table:style-name="rststyle-rststyle-table-2.A1" office:value-type="string">
              <text:p text:style-name="rststyle-textbody">[[ "elma" &lt; "limon" ]]</text:p>
            </table:table-cell>
          </table:table-row>
          <table:table-row>
            <table:table-cell table:style-name="rststyle-rststyle-table-2.A1" office:value-type="string">
              <text:p text:style-name="rststyle-textbody">==</text:p>
            </table:table-cell>
            <table:table-cell table:style-name="rststyle-rststyle-table-2.A1" office:value-type="string">
              <text:p text:style-name="rststyle-textbody">alfabetik eşittir</text:p>
            </table:table-cell>
            <table:table-cell table:style-name="rststyle-rststyle-table-2.A1" office:value-type="string">
              <text:p text:style-name="rststyle-textbody">[[ "nane" == "nane" ]]</text:p>
            </table:table-cell>
          </table:table-row>
          <table:table-row>
            <table:table-cell table:style-name="rststyle-rststyle-table-2.A1" office:value-type="string">
              <text:p text:style-name="rststyle-textbody">!=</text:p>
            </table:table-cell>
            <table:table-cell table:style-name="rststyle-rststyle-table-2.A1" office:value-type="string">
              <text:p text:style-name="rststyle-textbody">alfabetik eşit değildir</text:p>
            </table:table-cell>
            <table:table-cell table:style-name="rststyle-rststyle-table-2.A1" office:value-type="string">
              <text:p text:style-name="rststyle-textbody">[[ "name" != "limon" ]]</text:p>
            </table:table-cell>
          </table:table-row>
          <table:table-row>
            <table:table-cell table:style-name="rststyle-rststyle-table-2.A1" office:value-type="string">
              <text:p text:style-name="rststyle-textbody">||</text:p>
            </table:table-cell>
            <table:table-cell table:style-name="rststyle-rststyle-table-2.A1" office:value-type="string">
              <text:p text:style-name="rststyle-textbody">mantıksal veya bağlacı</text:p>
            </table:table-cell>
            <table:table-cell table:style-name="rststyle-rststyle-table-2.A1" office:value-type="string">
              <text:p text:style-name="rststyle-textbody">[[ .... || .... ]] veya [[ .... ]] || [[ .... ]]</text:p>
            </table:table-cell>
          </table:table-row>
          <table:table-row>
            <table:table-cell table:style-name="rststyle-rststyle-table-2.A1" office:value-type="string">
              <text:p text:style-name="rststyle-textbody">&amp;&amp;</text:p>
            </table:table-cell>
            <table:table-cell table:style-name="rststyle-rststyle-table-2.A1" office:value-type="string">
              <text:p text:style-name="rststyle-textbody">mantıksal ve bağlacı</text:p>
            </table:table-cell>
            <table:table-cell table:style-name="rststyle-rststyle-table-2.A1" office:value-type="string">
              <text:p text:style-name="rststyle-textbody">[[ .... &amp;&amp; .... ]] veya [[ .... ]] &amp;&amp; [[ .... ]]</text:p>
            </table:table-cell>
          </table:table-row>
        </table:table>
        <text:p text:style-name="rststyle-textbody"><text:span text:style-name="rststyle-strong">true</text:span> komutu her zaman doğru <text:span text:style-name="rststyle-strong">false</text:span> komutu ile her zaman yanlış çıkış verir.</text:p>
        <text:p text:style-name="rststyle-textbody">Bazı basit koşul ifadeleri için if ifadesi yerine aşağıdaki gibi kullanım yapılabilir.</text:p>
        <ns0:p ns0:style-name="rststyle-codeblock">[[ 12 -eq ${a} ]] &amp;&amp; echo "12ye eşit." || echo "12ye eşit değil"<ns0:line-break/>#bunun ile aynı anlama gelir:<ns0:line-break/>if [[ 12 -eq ${a} ]] ; then<ns0:line-break/><ns0:s ns0:c="4"/>echo "12ye eşit"<ns0:line-break/>else<ns0:line-break/><ns0:s ns0:c="4"/>echo "12ye eşit değil"<ns0:line-break/>fi</ns0:p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."</text:span>
          </text:span>
        </text:span>
        <text:span text:style-name="rststyle-operator">||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comment">
          <text:span text:style-name="rststyle-single">#bunun ile aynı anlama gelir:
</text:span>
        </text:span>
        <text:span text:style-name="rststyle-keyword">if</text:span>
        <text:span text:style-name="rststyle-operator">[[</text:span>
        <text:span text:style-name="rststyle-literal">
          <text:span text:style-name="rststyle-number">12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a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]]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12ye eşit değil"</text:span>
          </text:span>
        </text:span>
        <text:span text:style-name="rststyle-keyword">fi</text:span>
      </text:section>
      <text:section text:name="Section8" text:style-name="Sect1">
        <text:h text:outline-level="1" text:style-name="rststyle-heading1">Döngüler</text:h>
        <text:p text:style-name="rststyle-textbody">Döngülerde <text:span text:style-name="rststyle-strong">while</text:span> ifadesi sonrası koşul gelir. <text:span text:style-name="rststyle-strong">do</text:span> ile devam eder ve eylemden sonra <text:span text:style-name="rststyle-strong">done</text:span> ifadesi ile biter. Döngülerde ifade doğru olduğu sürece eylem sürekli olarak tekrar eder.</text:p>
        <ns0:p ns0:style-name="rststyle-codeblock">while ifade ; do<ns0:line-break/><ns0:s ns0:c="4"/>eylem<ns0:line-break/>done</ns0:p>
        <text:span text:style-name="rststyle-keyword">while</text:span>
        <text:span text:style-name="rststyle-punctuation">;</text:span>
        <text:span text:style-name="rststyle-keyword">do</text:span>
        <text:span text:style-name="rststyle-keyword">done</text:span>
        <text:p text:style-name="rststyle-textbody">Örneğin 1den 10a kadar sayıları ekrana yan yana yazdıralım. Eğer echo komutumuzda <text:span text:style-name="rststyle-strong">-n</text:span> parametresi verilirse alt satıra geçmeden yazmaya devam eder.</text:p>
        <ns0:p ns0:style-name="rststyle-codeblock">i=1<ns0:line-break/>while [[ ${i} -le 10 ]] ; do<ns0:line-break/><ns0:s ns0:c="4"/>echo -n "$i " # sayıyı yazıya çevirip sonuna yanına boşluk koyduk<ns0:line-break/><ns0:s ns0:c="4"/>i=$((${i}+1)) # sayıya 1 ekledik<ns0:line-break/>done<ns0:line-break/>echo # en son alt satıra geçmesi için<ns0:line-break/>-&gt; 1 2 3 4 5 6 7 8 9 10</ns0:p>
        <text:span text:style-name="rststyle-name">
          <text:span text:style-name="rststyle-variable">i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keyword">while</text:span>
        <text:span text:style-name="rststyle-operator">[[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10</text:span>
        </text:span>
        <text:span text:style-name="rststyle-operator">]]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name">
          <text:span text:style-name="rststyle-variable">$i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comment">
          <text:span text:style-name="rststyle-single"># sayıyı yazıya çevirip sonuna yanına boşluk koyduk
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
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comment">
          <text:span text:style-name="rststyle-single"># en son alt satıra geçmesi için
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<text:span text:style-name="rststyle-strong">for</text:span> ifadesinde değişken adından sonra <text:span text:style-name="rststyle-strong">in</text:span> kullanılır daha sonra dizi yer alır. diziden sonra <text:span text:style-name="rststyle-strong">do</text:span> ve bitişte de <text:span text:style-name="rststyle-strong">done</text:span> kullanılır.</text:p>
        <ns0:p ns0:style-name="rststyle-codeblock">for degisken in dizi ; do<ns0:line-break/><ns0:s ns0:c="4"/>eylem<ns0:line-break/>done</ns0:p>
        <text:span text:style-name="rststyle-keyword">for</text:span>
        <text:span text:style-name="rststyle-punctuation">;</text:span>
        <text:span text:style-name="rststyle-keyword">do</text:span>
        <text:span text:style-name="rststyle-keyword">done</text:span>
        <text:p text:style-name="rststyle-textbody">Ayrı örneğin for ile yapılmış hali</text:p>
        <ns0:p ns0:style-name="rststyle-codeblock">for i in 1 2 3 4 5 6 7 8 9 10 ; do<ns0:line-break/><ns0:s ns0:c="4"/>echo -n "${i} "<ns0:line-break/>done<ns0:line-break/>echo<ns0:line-break/>-&gt; 1 2 3 4 5 6 7 8 9 10</ns0:p>
        <text:span text:style-name="rststyle-keyword">for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Ayrıca uzun uzun 1den 10a kadar yazmak yerine şu şekilde de yapabiliyoruz.</text:p>
        <ns0:p ns0:style-name="rststyle-codeblock">for i in {1..10} ; do<ns0:line-break/><ns0:s ns0:c="4"/>echo -n "${i} "<ns0:line-break/>done<ns0:line-break/>echo<ns0:line-break/>-&gt; 1 2 3 4 5 6 7 8 9 10</ns0:p>
        <text:span text:style-name="rststyle-keyword">for</text:span>
        <text:span text:style-name="rststyle-operator">{</text:span>
        <text:span text:style-name="rststyle-literal">
          <text:span text:style-name="rststyle-number">1</text:span>
        </text:span>
        <text:span text:style-name="rststyle-operator">}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 "</text:span>
          </text:span>
        </text:span>
        <text:span text:style-name="rststyle-keyword">done</text:span>
        <text:span text:style-name="rststyle-name">
          <text:span text:style-name="rststyle-builtin">echo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7</text:span>
        </text:span>
        <text:span text:style-name="rststyle-literal">
          <text:span text:style-name="rststyle-number">8</text:span>
        </text:span>
        <text:span text:style-name="rststyle-literal">
          <text:span text:style-name="rststyle-number">9</text:span>
        </text:span>
        <text:span text:style-name="rststyle-literal">
          <text:span text:style-name="rststyle-number">10</text:span>
        </text:span>
        <text:p text:style-name="rststyle-textbody">Buradaki özel kullanımları aşağıda tablo halinde belirttim.</text:p>
        <text:p text:style-name="rststyle-table-title">küme parantezli ifadeler ve anlamları</text:p>
        <table:table table:name="rststyle-rststyle-table-3" table:style-name="rststyle-rststyle-table-3">
          <text:span text:style-name="rststyle-strong">küme parantezli ifadeler ve anlamları</text:span>
          <table:table-column table:style-name="rststyle-rststyle-table-3.A"/>
          <table:table-column table:style-name="rststyle-rststyle-table-3.B"/>
          <table:table-column table:style-name="rststyle-rststyle-table-3.C"/>
          <table:table-header-rows>
            <table:table-row>
              <table:table-cell table:style-name="rststyle-rststyle-table-3.A1" office:value-type="string">
                <text:p text:style-name="Table_20_Heading">İfade</text:p>
              </table:table-cell>
              <table:table-cell table:style-name="rststyle-rststyle-table-3.A1" office:value-type="string">
                <text:p text:style-name="Table_20_Heading">Anlamı</text:p>
              </table:table-cell>
              <table:table-cell table:style-name="rststyle-rststyle-table-3.A1" office:value-type="string">
                <text:p text:style-name="Table_20_Heading">eşleniği</text:p>
              </table:table-cell>
            </table:table-row>
          </table:table-header-rows>
          <table:table-row>
            <table:table-cell table:style-name="rststyle-rststyle-table-3.A1" office:value-type="string">
              <text:p text:style-name="rststyle-textbody">{1..5}</text:p>
            </table:table-cell>
            <table:table-cell table:style-name="rststyle-rststyle-table-3.A1" office:value-type="string">
              <text:p text:style-name="rststyle-textbody">aralık belirtir</text:p>
            </table:table-cell>
            <table:table-cell table:style-name="rststyle-rststyle-table-3.A1" office:value-type="string">
              <text:p text:style-name="rststyle-textbody">1 2 3 4 5</text:p>
            </table:table-cell>
          </table:table-row>
          <table:table-row>
            <table:table-cell table:style-name="rststyle-rststyle-table-3.A1" office:value-type="string">
              <text:p text:style-name="rststyle-textbody">{1..7..2}</text:p>
            </table:table-cell>
            <table:table-cell table:style-name="rststyle-rststyle-table-3.A1" office:value-type="string">
              <text:p text:style-name="rststyle-textbody">adımlı aralık belirtir</text:p>
            </table:table-cell>
            <table:table-cell table:style-name="rststyle-rststyle-table-3.A1" office:value-type="string">
              <text:p text:style-name="rststyle-textbody">1 3 5 7</text:p>
            </table:table-cell>
          </table:table-row>
          <table:table-row>
            <table:table-cell table:style-name="rststyle-rststyle-table-3.A1" office:value-type="string">
              <text:p text:style-name="rststyle-textbody">{a,ve}li</text:p>
            </table:table-cell>
            <table:table-cell table:style-name="rststyle-rststyle-table-3.A1" office:value-type="string">
              <text:p text:style-name="rststyle-textbody">kurala uygun küme belirtir</text:p>
            </table:table-cell>
            <table:table-cell table:style-name="rststyle-rststyle-table-3.A1" office:value-type="string">
              <text:p text:style-name="rststyle-textbody">ali veli</text:p>
            </table:table-cell>
          </table:table-row>
        </table:table>
      </text:section>
      <text:section text:name="Section9" text:style-name="Sect1">
        <text:h text:outline-level="1" text:style-name="rststyle-heading1">Fonksionlar</text:h>
        <text:p text:style-name="rststyle-textbody">Fonksionlar alt programları oluşturur ve çağırıldığında işlerini yaptıktan sonra tekrar ana programdan devam edilmesini sağlar. Bir fonksionu aşağıdaki gibi tanımlayabiliriz.</text:p>
        <ns0:p ns0:style-name="rststyle-codeblock">isim(){<ns0:line-break/><ns0:s ns0:c="4"/>eylem<ns0:line-break/><ns0:s ns0:c="4"/>return sonuç<ns0:line-break/>}<ns0:line-break/># veya<ns0:line-break/>function isim(){<ns0:line-break/><ns0:s ns0:c="4"/>eylem<ns0:line-break/><ns0:s ns0:c="4"/>return sonuç<ns0:line-break/>}</ns0:p>
        <text:span text:style-name="rststyle-operator">(){</text:span>
        <text:span text:style-name="rststyle-keyword">return</text:span>
        <text:span text:style-name="rststyle-operator">}</text:span>
        <text:span text:style-name="rststyle-comment">
          <text:span text:style-name="rststyle-single"># veya
</text:span>
        </text:span>
        <text:span text:style-name="rststyle-keyword">function</text:span>
        <text:span text:style-name="rststyle-operator">(){</text:span>
        <text:span text:style-name="rststyle-keyword">return</text:span>
        <text:span text:style-name="rststyle-operator">}</text:span>
        <text:p text:style-name="rststyle-textbody">burada <text:span text:style-name="rststyle-strong">return</text:span> ifadesi kullanılmadığı durumlarda 0 döndürülür. return ifadesinden sonra fonksion tamamlanır ve ana programdan devam edilir.</text:p>
        <text:p text:style-name="rststyle-textbody">Bu yazı boyunca ilkini tercih edeceğiz.</text:p>
        <text:p text:style-name="rststyle-textbody">Fonksionlar sıradan komutlar gibi parametre alabilirler ve ana programa ait sabit ve değişkenleri kullanabilirler.</text:p>
        <ns0:p ns0:style-name="rststyle-codeblock">sayi=12<ns0:line-break/>topla(){<ns0:line-break/><ns0:s ns0:c="4"/>echo $((${sayi}+$1))<ns0:line-break/><ns0:s ns0:c="4"/>return 0<ns0:line-break/><ns0:s ns0:c="4"/>echo "Bu satır çalışmaz"<ns0:line-break/>}<ns0:line-break/>topla 1<ns0:line-break/>-&gt; 13</ns0:p>
        <text:span text:style-name="rststyle-name">
          <text:span text:style-name="rststyle-variable">sayi</text:span>
        </text:span>
        <text:span text:style-name="rststyle-operator">=</text:span>
        <text:span text:style-name="rststyle-literal">
          <text:span text:style-name="rststyle-number">12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name">
          <text:span text:style-name="rststyle-variable">$1</text:span>
        </text:span>
        <text:span text:style-name="rststyle-keyword">))</text:span>
        <text:span text:style-name="rststyle-keyword">return</text:span>
        <text:span text:style-name="rststyle-literal">
          <text:span text:style-name="rststyle-number">0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Bu satır çalışmaz"</text:span>
          </text:span>
        </text:span>
        <text:span text:style-name="rststyle-operator">}</text:span>
        <text:span text:style-name="rststyle-literal">
          <text:span text:style-name="rststyle-number">1</text:span>
        </text:span>
        <text:span text:style-name="rststyle-literal">
          <text:span text:style-name="rststyle-number">13</text:span>
        </text:span>
        <text:p text:style-name="rststyle-textbody"><text:span text:style-name="rststyle-strong">local</text:span> ifadesi sadece fonksionun içinde tanımlanan fonksion bitiminde silinen değişkenler için kullanılır.</text:p>
        <text:p text:style-name="rststyle-textbody">Fonstionların çıkış turumlarını koşul ifadesi yerine kullanabiliriz.</text:p>
        <ns0:p ns0:style-name="rststyle-codeblock">read sayi<ns0:line-break/>teksayi(){<ns0:line-break/><ns0:s ns0:c="4"/>local i=$(($1+1)) # sayıya 1 ekledik ve yerel hale getirdik.<ns0:line-break/><ns0:s ns0:c="4"/>return $((${i}%2)) <ns0:s ns0:c="1"/># sayının 2 ile bölümünden kalanı döndürdük<ns0:line-break/>}<ns0:line-break/>if teksayi ${sayi} ; then<ns0:line-break/><ns0:s ns0:c="4"/>echo "tek sayıdır"<ns0:line-break/>else<ns0:line-break/><ns0:s ns0:c="4"/>echo "çift sayıdır"<ns0:line-break/>fi<ns0:line-break/><ns0:line-break/>&lt;- 12<ns0:line-break/>-&gt; çift sayıdır<ns0:line-break/>&lt;- 5<ns0:line-break/>-&gt; tek sayıdır</ns0:p>
        <text:span text:style-name="rststyle-name">
          <text:span text:style-name="rststyle-builtin">read</text:span>
        </text:span>
        <text:span text:style-name="rststyle-operator">(){</text:span>
        <text:span text:style-name="rststyle-name">
          <text:span text:style-name="rststyle-builtin">local</text:span>
        </text:span>
        <text:span text:style-name="rststyle-name">
          <text:span text:style-name="rststyle-variable">i</text:span>
        </text:span>
        <text:span text:style-name="rststyle-operator">=</text:span>
        <text:span text:style-name="rststyle-keyword">$((</text:span>
        <text:span text:style-name="rststyle-name">
          <text:span text:style-name="rststyle-variable">$1</text:span>
        </text:span>
        <text:span text:style-name="rststyle-operator">+</text:span>
        <text:span text:style-name="rststyle-literal">
          <text:span text:style-name="rststyle-number">1</text:span>
        </text:span>
        <text:span text:style-name="rststyle-keyword">))</text:span>
        <text:span text:style-name="rststyle-comment">
          <text:span text:style-name="rststyle-single"># sayıya 1 ekledik ve yerel hale getirdik.
</text:span>
        </text:span>
        <text:span text:style-name="rststyle-keyword">return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%</text:span>
        <text:span text:style-name="rststyle-literal">
          <text:span text:style-name="rststyle-number">2</text:span>
        </text:span>
        <text:span text:style-name="rststyle-keyword">))</text:span>
        <text:span text:style-name="rststyle-comment">
          <text:span text:style-name="rststyle-single"># sayının 2 ile bölümünden kalanı döndürdük
</text:span>
        </text:span>
        <text:span text:style-name="rststyle-operator">}</text:span>
        <text:span text:style-name="rststyle-keyword">if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punctuation">;</text:span>
        <text:span text:style-name="rststyle-keyword">then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tek sayıdır"</text:span>
          </text:span>
        </text:span>
        <text:span text:style-name="rststyle-keyword">else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çift sayıdır"</text:span>
          </text:span>
        </text:span>
        <text:span text:style-name="rststyle-keyword">fi</text:span>
        <text:span text:style-name="rststyle-literal">
          <text:span text:style-name="rststyle-number">12</text:span>
        </text:span>
        <text:span text:style-name="rststyle-literal">
          <text:span text:style-name="rststyle-number">5</text:span>
        </text:span>
        <text:p text:style-name="rststyle-textbody">Bir fonksionun çıktısını değişkene <text:span text:style-name="rststyle-strong">$(isim)</text:span> ifadesi yadımı ile atayabiliriz. Aynı durum komutlar için de geçerlidir.</text:p>
        <ns0:p ns0:style-name="rststyle-codeblock">yaz(){<ns0:line-break/><ns0:s ns0:c="4"/>echo "Merhaba"<ns0:line-break/>}<ns0:line-break/>echo "$(yaz) dünya"<ns0:line-break/>-&gt; Merhaba dünya</ns0:p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keyword">$(</text:span>
        <text:span text:style-name="rststyle-keyword">)</text:span>
        <text:span text:style-name="rststyle-literal">
          <text:span text:style-name="rststyle-string">
            <text:span text:style-name="rststyle-double"> dünya"</text:span>
          </text:span>
        </text:span>
      </text:section>
      <text:section text:name="Section10" text:style-name="Sect1">
        <text:h text:outline-level="1" text:style-name="rststyle-heading1">Dosya işlemleri</text:h>
        <text:p text:style-name="rststyle-textbody">Bash betiklerinde <text:span text:style-name="rststyle-strong">stdout</text:span> <text:span text:style-name="rststyle-strong">stderr</text:span> ve <text:span text:style-name="rststyle-strong">stdin</text:span> olmak üzere 2 çıktı ve 1 girdi bulunur. Ekrana stdin ve stdout beraber yazılır.</text:p>
        <text:p text:style-name="rststyle-table-title">dosya ifadeleri ve anlamları</text:p>
        <table:table table:name="rststyle-rststyle-table-4" table:style-name="rststyle-rststyle-table-4">
          <text:span text:style-name="rststyle-strong">dosya ifadeleri ve anlamları</text:span>
          <table:table-column table:style-name="rststyle-rststyle-table-4.A"/>
          <table:table-column table:style-name="rststyle-rststyle-table-4.B"/>
          <table:table-column table:style-name="rststyle-rststyle-table-4.C"/>
          <table:table-header-rows>
            <table:table-row>
              <table:table-cell table:style-name="rststyle-rststyle-table-4.A1" office:value-type="string">
                <text:p text:style-name="Table_20_Heading">İfade</text:p>
              </table:table-cell>
              <table:table-cell table:style-name="rststyle-rststyle-table-4.A1" office:value-type="string">
                <text:p text:style-name="Table_20_Heading">Türü</text:p>
              </table:table-cell>
              <table:table-cell table:style-name="rststyle-rststyle-table-4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4.A1" office:value-type="string">
              <text:p text:style-name="rststyle-textbody">stdin</text:p>
            </table:table-cell>
            <table:table-cell table:style-name="rststyle-rststyle-table-4.A1" office:value-type="string">
              <text:p text:style-name="rststyle-textbody">Girdi</text:p>
            </table:table-cell>
            <table:table-cell table:style-name="rststyle-rststyle-table-4.A1" office:value-type="string">
              <text:p text:style-name="rststyle-textbody">Klavyeden girilen değerler.</text:p>
            </table:table-cell>
          </table:table-row>
          <table:table-row>
            <table:table-cell table:style-name="rststyle-rststyle-table-4.A1" office:value-type="string">
              <text:p text:style-name="rststyle-textbody">stdout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Sıradan çıktılardır.</text:p>
            </table:table-cell>
          </table:table-row>
          <table:table-row>
            <table:table-cell table:style-name="rststyle-rststyle-table-4.A1" office:value-type="string">
              <text:p text:style-name="rststyle-textbody">stderr</text:p>
            </table:table-cell>
            <table:table-cell table:style-name="rststyle-rststyle-table-4.A1" office:value-type="string">
              <text:p text:style-name="rststyle-textbody">Çıktı</text:p>
            </table:table-cell>
            <table:table-cell table:style-name="rststyle-rststyle-table-4.A1" office:value-type="string">
              <text:p text:style-name="rststyle-textbody">Hata çıktılarıdır.</text:p>
            </table:table-cell>
          </table:table-row>
        </table:table>
        <text:p text:style-name="rststyle-textbody"><text:span text:style-name="rststyle-strong">cat</text:span> komutu ile dosya içeriğini ekrana yazdırabiliriz. Dosya içeriğini <text:span text:style-name="rststyle-strong">$(cat dosya.txt)</text:span> kullanarak değişkene atabiliriz.</text:p>
        <text:p text:style-name="rststyle-textbody">dosya.txt içeriğinin aşağıdaki gibi olduğunu varsayalım.</text:p>
        <ns0:p ns0:style-name="rststyle-codeblock">Merhaba dünya<ns0:line-break/>Selam dünya<ns0:line-break/>sayı:123</ns0:p>
        <text:p text:style-name="rststyle-textbody">Ayağıdaki örnekle dosya içeriğini önce değişkene atayıp sonra değişkeni ekrana yazdırdık.</text:p>
        <ns0:p ns0:style-name="rststyle-codeblock">icerik=$(cat ./dosya.txt)<ns0:line-break/>echo "${icerik}"<ns0:line-break/>-&gt; Merhaba dünya<ns0:line-break/>-&gt; Selam dünya<ns0:line-break/>-&gt; sayı:123</ns0:p>
        <text:span text:style-name="rststyle-name">
          <text:span text:style-name="rststyle-variable">icerik</text:span>
        </text:span>
        <text:span text:style-name="rststyle-operator">=</text:span>
        <text:span text:style-name="rststyle-keyword">$(</text:span>
        <text:span text:style-name="rststyle-keyword">)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icerik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p text:style-name="rststyle-textbody"><text:span text:style-name="rststyle-strong">grep "sözcük" dosya.txt</text:span> ile dosya içerisinde sözcük gezen satırları filitreleyebiliriz. Eğer grep komutuna <text:span text:style-name="rststyle-strong">-v</text:span> paraketresi eklersek sadece içermeyenleri filitreler.
Eğer filitrelemede hiçbir satır bulunmuyorsa yanlış döner.</text:p>
        <ns0:p ns0:style-name="rststyle-codeblock">grep "dünya" dosya.txt<ns0:line-break/>-&gt; Merhaba dünya<ns0:line-break/>-&gt; Selam dünya<ns0:line-break/>grep -v "dünya" dosya.txt<ns0:line-break/>-&gt; sayi:123</ns0:p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literal">
          <text:span text:style-name="rststyle-string">
            <text:span text:style-name="rststyle-double">"dünya"</text:span>
          </text:span>
        </text:span>
        <text:p text:style-name="rststyle-textbody">Aşağıdaki tabloda bazı dosya işlemi ifadeleri ve anlamları verilmiştir.</text:p>
        <text:p text:style-name="rststyle-table-title">dosya ifadeleri ve anlamları</text:p>
        <table:table table:name="rststyle-rststyle-table-5" table:style-name="rststyle-rststyle-table-5">
          <text:span text:style-name="rststyle-strong">dosya ifadeleri ve anlamları</text:span>
          <table:table-column table:style-name="rststyle-rststyle-table-5.A"/>
          <table:table-column table:style-name="rststyle-rststyle-table-5.B"/>
          <table:table-column table:style-name="rststyle-rststyle-table-5.C"/>
          <table:table-header-rows>
            <table:table-row>
              <table:table-cell table:style-name="rststyle-rststyle-table-5.A1" office:value-type="string">
                <text:p text:style-name="Table_20_Heading">İfade</text:p>
              </table:table-cell>
              <table:table-cell table:style-name="rststyle-rststyle-table-5.A1" office:value-type="string">
                <text:p text:style-name="Table_20_Heading">Anlamı</text:p>
              </table:table-cell>
              <table:table-cell table:style-name="rststyle-rststyle-table-5.A1" office:value-type="string">
                <text:p text:style-name="Table_20_Heading">Kullanım şekli</text:p>
              </table:table-cell>
            </table:table-row>
          </table:table-header-rows>
          <table:table-row>
            <table:table-cell table:style-name="rststyle-rststyle-table-5.A1" office:value-type="string">
              <text:p text:style-name="rststyle-textbody">&gt;</text:p>
            </table:table-cell>
            <table:table-cell table:style-name="rststyle-rststyle-table-5.A1" office:value-type="string">
              <text:p text:style-name="rststyle-textbody">çıktıyı dosyaya yönlendir (stdout)</text:p>
            </table:table-cell>
            <table:table-cell table:style-name="rststyle-rststyle-table-5.A1" office:value-type="string">
              <text:p text:style-name="rststyle-textbody">echo "Merhaba dünya" &gt; dosya.txt</text:p>
            </table:table-cell>
          </table:table-row>
          <table:table-row>
            <table:table-cell table:style-name="rststyle-rststyle-table-5.A1" office:value-type="string">
              <text:p text:style-name="rststyle-textbody">2&gt;</text:p>
            </table:table-cell>
            <table:table-cell table:style-name="rststyle-rststyle-table-5.A1" office:value-type="string">
              <text:p text:style-name="rststyle-textbody">çıktıyı dosyaya yönlendir (stderr)</text:p>
            </table:table-cell>
            <table:table-cell table:style-name="rststyle-rststyle-table-5.A1" office:value-type="string">
              <text:p text:style-name="rststyle-textbody">ls /olmayan/dizin 2&gt; dosya.txt</text:p>
            </table:table-cell>
          </table:table-row>
          <table:table-row>
            <table:table-cell table:style-name="rststyle-rststyle-table-5.A1" office:value-type="string">
              <text:p text:style-name="rststyle-textbody">&gt;&gt;</text:p>
            </table:table-cell>
            <table:table-cell table:style-name="rststyle-rststyle-table-5.A1" office:value-type="string">
              <text:p text:style-name="rststyle-textbody">çıktıyı dosyaya ekle</text:p>
            </table:table-cell>
            <table:table-cell table:style-name="rststyle-rststyle-table-5.A1" office:value-type="string">
              <text:p text:style-name="rststyle-textbody">echo -n "Merhaba" &gt; dosya.txt &amp;&amp; echo "dünya" &gt;&gt; dosya.txt</text:p>
            </table:table-cell>
          </table:table-row>
          <table:table-row>
            <table:table-cell table:style-name="rststyle-rststyle-table-5.A1" office:value-type="string">
              <text:p text:style-name="rststyle-textbody">&amp;&gt;</text:p>
            </table:table-cell>
            <table:table-cell table:style-name="rststyle-rststyle-table-5.A1" office:value-type="string">
              <text:p text:style-name="rststyle-textbody">çıktıyı yönlendir (stdout ve stderr)</text:p>
            </table:table-cell>
            <table:table-cell table:style-name="rststyle-rststyle-table-5.A1" office:value-type="string">
              <text:p text:style-name="rststyle-textbody">echo "$(cat /olmayan/dosya) deneme" &amp;&gt; dosya.txt</text:p>
            </table:table-cell>
          </table:table-row>
        </table:table>
        <text:p text:style-name="rststyle-textbody">Ayrıca çıktı girişleri için de aşağıda örnekler verilmiştir:</text:p>
        <ns0:p ns0:style-name="rststyle-codeblock"># &lt;&lt;EOF:<ns0:line-break/># EOF ifadesi gelene kadar olan kısmı girdi olarak kullanır:<ns0:line-break/>cat &gt; dosya.txt &lt;&lt;EOF<ns0:line-break/>Merhaba<ns0:line-break/>dünya<ns0:line-break/>EOF<ns0:line-break/># &lt; dosya.txt<ns0:line-break/># Bir dosyayı girdi olarak kullanır:<ns0:line-break/>while read line ; do<ns0:line-break/><ns0:s ns0:c="4"/>echo ${line:2:5}<ns0:line-break/>done &lt; dosxa.txt</ns0:p>
        <text:span text:style-name="rststyle-comment">
          <text:span text:style-name="rststyle-single"># &lt;&lt;EOF:
# EOF ifadesi gelene kadar olan kısmı girdi olarak kullanır:
</text:span>
        </text:span>
        <text:span text:style-name="rststyle-literal">
          <text:span text:style-name="rststyle-string">&lt;&lt;EOF
Merhaba
dünya
EOF</text:span>
        </text:span>
        <text:span text:style-name="rststyle-comment">
          <text:span text:style-name="rststyle-single"># &lt; dosya.txt
# Bir dosyayı girdi olarak kullanır:
</text:span>
        </text:span>
        <text:span text:style-name="rststyle-keyword">while</text:span>
        <text:span text:style-name="rststyle-name">
          <text:span text:style-name="rststyle-builtin">read</text:span>
        </text:span>
        <text:span text:style-name="rststyle-punctuation">;</text:span>
        <text:span text:style-name="rststyle-keyword">do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line</text:span>
        </text:span>
        <text:span text:style-name="rststyle-punctuation">:</text:span>
        <text:span text:style-name="rststyle-name">
          <text:span text:style-name="rststyle-variable">2</text:span>
        </text:span>
        <text:span text:style-name="rststyle-punctuation">:</text:span>
        <text:span text:style-name="rststyle-name">
          <text:span text:style-name="rststyle-variable">5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done</text:span>
        <text:p text:style-name="rststyle-textbody"><text:span text:style-name="rststyle-strong">/dev/null</text:span> içine atılan çıktılar yok edilir. <text:span text:style-name="rststyle-strong">/dev/stderr</text:span> içine atılan çıktılar ise hata çıktısı olur.</text:p>
      </text:section>
      <text:section text:name="Section11" text:style-name="Sect1">
        <text:h text:outline-level="1" text:style-name="rststyle-heading1">Boru hattı</text:h>
        <text:p text:style-name="rststyle-textbody">Bash betiklerinde <text:span text:style-name="rststyle-strong">stdin</text:span> yerine bir önceki komutun çıktısını kullanmak için boru hattı açabiliriz. Boru hattı açmak için iki komutun arasına <text:span text:style-name="rststyle-strong">|</text:span> işareti koyulur. Boru hattında soldan sağa doğru çıktı akışı vardır. Boru hattından sadece <text:span text:style-name="rststyle-strong">stdout</text:span> çıktısı geçmektedir. Eğer <text:span text:style-name="rststyle-strong">stderr</text:span> çıktısını da boru hattından geçirmek istiyorsanız <text:span text:style-name="rststyle-strong">|&amp;</text:span> kullanmalısınız.</text:p>
        <ns0:p ns0:style-name="rststyle-codeblock">topla(){<ns0:line-break/><ns0:s ns0:c="4"/>read sayi1<ns0:line-break/><ns0:s ns0:c="4"/>read sayi2<ns0:line-break/><ns0:s ns0:c="4"/>echo $((${sayi1}+${sayi2}))<ns0:line-break/>}<ns0:line-break/>topla<ns0:line-break/>&lt;- 12<ns0:line-break/>&lt;- 25<ns0:line-break/>-&gt; 37<ns0:line-break/>sayiyaz(){<ns0:line-break/><ns0:s ns0:c="4"/>echo 12<ns0:line-break/><ns0:s ns0:c="4"/>echo 25<ns0:line-break/>}<ns0:line-break/><ns0:s ns0:c="1"/>sayiyaz | topla<ns0:line-break/>-&gt; 37</ns0:p>
        <text:span text:style-name="rststyle-operator">(){</text:span>
        <text:span text:style-name="rststyle-name">
          <text:span text:style-name="rststyle-builtin">read</text:span>
        </text:span>
        <text:span text:style-name="rststyle-name">
          <text:span text:style-name="rststyle-builtin">read</text:span>
        </text:span>
        <text:span text:style-name="rststyle-name">
          <text:span text:style-name="rststyle-builtin">echo</text:span>
        </text:span>
        <text:span text:style-name="rststyle-keyword">$((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1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+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2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keyword">))</text:span>
        <text:span text:style-name="rststyle-operator">}</text:span>
        <text:span text:style-name="rststyle-literal">
          <text:span text:style-name="rststyle-number">12</text:span>
        </text:span>
        <text:span text:style-name="rststyle-literal">
          <text:span text:style-name="rststyle-number">25</text:span>
        </text:span>
        <text:span text:style-name="rststyle-literal">
          <text:span text:style-name="rststyle-number">37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number">25</text:span>
        </text:span>
        <text:span text:style-name="rststyle-operator">}</text:span>
        <text:span text:style-name="rststyle-punctuation">|</text:span>
        <text:span text:style-name="rststyle-literal">
          <text:span text:style-name="rststyle-number">37</text:span>
        </text:span>
      </text:section>
      <text:section text:name="Section12" text:style-name="Sect1">
        <text:h text:outline-level="1" text:style-name="rststyle-heading1">Birden çok dosya ile çalışmak</text:h>
        <text:p text:style-name="rststyle-textbody">Bash betikleri içerisinde diğer bash betiği dosyasını kullanmak için <text:span text:style-name="rststyle-strong">source</text:span> yada <text:span text:style-name="rststyle-strong">.</text:span> ifadeleri kullanılır. Diğer betik eklendiği zaman içerisinde tanımlanmış olan değişkenler ve fonksionlar kullanılabilir olur.</text:p>
        <text:p text:style-name="rststyle-textbody">Örneğin deneme.sh dosyamızın içeriği aşağıdaki gibi olsun:</text:p>
        <ns0:p ns0:style-name="rststyle-codeblock">mesaj="Selam"<ns0:line-break/>merhaba(){<ns0:line-break/><ns0:s ns0:c="4"/>echo ${mesaj}<ns0:line-break/>}<ns0:line-break/>echo "deneme yüklendi"</ns0:p>
        <text:span text:style-name="rststyle-name">
          <text:span text:style-name="rststyle-variable">mesaj</text:span>
        </text:span>
        <text:span text:style-name="rststyle-operator">=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operator">(){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mesaj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operator">}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eneme yüklendi"</text:span>
          </text:span>
        </text:span>
        <text:p text:style-name="rststyle-textbody">Asıl betiğimizin içeriği de aşağıdaki gibi olsun.</text:p>
        <ns0:p ns0:style-name="rststyle-codeblock">source deneme.sh # deneme.sh dosyası çalıştırılır.<ns0:line-break/>merhaba<ns0:line-break/>-&gt; deneme yüklendi<ns0:line-break/>-&gt; Selam</ns0:p>
        <text:span text:style-name="rststyle-name">
          <text:span text:style-name="rststyle-builtin">source</text:span>
        </text:span>
        <text:span text:style-name="rststyle-comment">
          <text:span text:style-name="rststyle-single"># deneme.sh dosyası çalıştırılır.
</text:span>
        </text:span>
        <text:p text:style-name="rststyle-textbody">Ayrıca bir komutun çıktısını da betiğe eklemek mümkündür. Bunun için <text:span text:style-name="rststyle-strong">&lt;(komut)</text:span> ifadesi kullanılır. Aşağıda bununla ilgili bir örnek verilmiştir.</text:p>
        <ns0:p ns0:style-name="rststyle-codeblock">source &lt;(curl https://gitlab.com/sulincix/outher/-/raw/gh-pages/deneme.sh) # Örnekteki adrese takılmayın :D<ns0:line-break/>merhaba<ns0:line-break/>merhaba2<ns0:line-break/>echo ${sayi}<ns0:line-break/>-&gt; Merhaba dünya<ns0:line-break/>-&gt; 50<ns0:line-break/>-&gt; 100</ns0:p>
        <text:span text:style-name="rststyle-name">
          <text:span text:style-name="rststyle-builtin">source</text:span>
        </text:span>
        <text:span text:style-name="rststyle-operator">(</text:span>
        <text:span text:style-name="rststyle-operator">)</text:span>
        <text:span text:style-name="rststyle-comment">
          <text:span text:style-name="rststyle-single"># Örnekteki adrese takılmayın :D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interpol">${</text:span>
          </text:span>
        </text:span>
        <text:span text:style-name="rststyle-name">
          <text:span text:style-name="rststyle-variable">sayi</text:span>
        </text:span>
        <text:span text:style-name="rststyle-literal">
          <text:span text:style-name="rststyle-string">
            <text:span text:style-name="rststyle-interpol">}</text:span>
          </text:span>
        </text:span>
        <text:span text:style-name="rststyle-literal">
          <text:span text:style-name="rststyle-number">50</text:span>
        </text:span>
        <text:span text:style-name="rststyle-literal">
          <text:span text:style-name="rststyle-number">100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36:03</meta:creation-date>
    <dc:creator>sulin</dc:creator>
    <dc:date>2021-03-27T13:36:03</dc:date>
    <dc:language>en-US</dc:language>
    <meta:editing-cycles>1</meta:editing-cycles>
    <meta:editing-duration>PT00M01S</meta:editing-duration>
    <dc:title>Bash dersi</dc:title>
  </office:meta>
</office:document-meta>
</file>